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similarity</text:p>
          </table:table-cell>
          <table:table-cell table:number-columns-repeated="6"/>
          <table:table-cell office:value-type="string">
            <text:p>Code-län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string">
            <text:p>dämpfungsexpone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string">
            <text:p>dämpfungsexpon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40.91">
            <text:p>40,91</text:p>
          </table:table-cell>
          <table:table-cell office:value-type="float" office:value="66.67">
            <text:p>66,67</text:p>
          </table:table-cell>
          <table:table-cell office:value-type="float" office:value="46.31">
            <text:p>46,31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22/1000</text:p>
          </table:table-cell>
          <table:table-cell office:value-type="string">
            <text:p>36/1000</text:p>
          </table:table-cell>
          <table:table-cell office:value-type="string">
            <text:p>149/3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54.55">
            <text:p>54,55</text:p>
          </table:table-cell>
          <table:table-cell office:value-type="float" office:value="50">
            <text:p>50</text:p>
          </table:table-cell>
          <table:table-cell office:value-type="float" office:value="51.13">
            <text:p>51,1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44/1000</text:p>
          </table:table-cell>
          <table:table-cell office:value-type="string">
            <text:p>82/1000</text:p>
          </table:table-cell>
          <table:table-cell office:value-type="string">
            <text:p>311/300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float" office:value="60.09">
            <text:p>60,09</text:p>
          </table:table-cell>
          <table:table-cell office:value-type="float" office:value="55.72">
            <text:p>55,72</text:p>
          </table:table-cell>
          <table:table-cell office:value-type="float" office:value="51.18">
            <text:p>51,18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string">
            <text:p>1824/10000</text:p>
          </table:table-cell>
          <table:table-cell office:value-type="string">
            <text:p>2769/10000</text:p>
          </table:table-cell>
          <table:table-cell office:value-type="string">
            <text:p>3357/10000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5.99">
            <text:p>65,99</text:p>
          </table:table-cell>
          <table:table-cell office:value-type="float" office:value="65.6">
            <text:p>65,6</text:p>
          </table:table-cell>
          <table:table-cell office:value-type="float" office:value="59.3">
            <text:p>59,3</text:p>
          </table:table-cell>
          <table:table-cell office:value-type="float" office:value="50.74">
            <text:p>50,74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string">
            <text:p>2823/10000</text:p>
          </table:table-cell>
          <table:table-cell office:value-type="string">
            <text:p>3715/10000</text:p>
          </table:table-cell>
          <table:table-cell office:value-type="string">
            <text:p>3987/10000</text:p>
          </table:table-cell>
          <table:table-cell office:value-type="string">
            <text:p>3520/20000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7.66">
            <text:p>77,66</text:p>
          </table:table-cell>
          <table:table-cell office:value-type="float" office:value="73.35">
            <text:p>73,35</text:p>
          </table:table-cell>
          <table:table-cell office:value-type="float" office:value="64.99">
            <text:p>64,99</text:p>
          </table:table-cell>
          <table:table-cell office:value-type="float" office:value="58.47">
            <text:p>58,47</text:p>
          </table:table-cell>
          <table:table-cell table:number-columns-repeated="2"/>
          <table:table-cell office:value-type="float" office:value="5000">
            <text:p>5000</text:p>
          </table:table-cell>
          <table:table-cell office:value-type="string">
            <text:p>4240/10000</text:p>
          </table:table-cell>
          <table:table-cell office:value-type="string">
            <text:p>3008/10000</text:p>
          </table:table-cell>
          <table:table-cell office:value-type="string">
            <text:p>2309/10000</text:p>
          </table:table-cell>
          <table:table-cell office:value-type="string">
            <text:p>7347/2000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8.51">
            <text:p>78,51</text:p>
          </table:table-cell>
          <table:table-cell office:value-type="float" office:value="77.64">
            <text:p>77,64</text:p>
          </table:table-cell>
          <table:table-cell office:value-type="float" office:value="63.6">
            <text:p>63,6</text:p>
          </table:table-cell>
          <table:table-cell office:value-type="float" office:value="56.1">
            <text:p>56,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string">
            <text:p>3095/20000</text:p>
          </table:table-cell>
          <table:table-cell office:value-type="string">
            <text:p>1261/10000</text:p>
          </table:table-cell>
          <table:table-cell office:value-type="string">
            <text:p>1155/10000</text:p>
          </table:table-cell>
          <table:table-cell office:value-type="string">
            <text:p>4653/2000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repetition rate</text:p>
          </table:table-cell>
          <table:table-cell table:number-columns-repeated="6"/>
          <table:table-cell office:value-type="string">
            <text:p>repetition rate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27.10.2010</text:date>, <text:time>14:50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3T14:26:14</meta:creation-date>
    <dc:date>2010-10-27T14:50:31</dc:date>
    <meta:editing-duration>PT03H33M42S</meta:editing-duration>
    <meta:editing-cycles>25</meta:editing-cycles>
    <meta:generator>OpenOffice.org/3.2$Linux OpenOffice.org_project/320m19$Build-9505</meta:generator>
    <meta:document-statistic meta:table-count="3" meta:cell-count="74" meta:object-count="0"/>
  </office:meta>
</office:document-meta>
</file>